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8000000060052607F59AA66F31D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035cm" draw:stroke-linejoin="miter" draw:fill="none" draw:textarea-vertical-align="middle" draw:auto-grow-height="false" draw:fit-to-size="shrink-to-fit" style:shrink-to-fit="tru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61cm" fo:padding-bottom="0.161cm" fo:padding-left="0.161cm" fo:padding-right="0.161cm" fo:wrap-option="wrap"/>
    </style:style>
    <style:style style:name="gr5" style:family="graphic" style:parent-style-name="standard">
      <style:graphic-properties draw:stroke="none" svg:stroke-width="0.035cm" draw:stroke-linejoin="miter" draw:fill="gradient" draw:fill-gradient-name="Gradient_20_2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 draw:shadow="visible" draw:shadow-offset-x="0cm" draw:shadow-offset-y="0cm" draw:shadow-color="#000000" draw:shadow-opacity="80%"/>
    </style:style>
    <style:style style:name="pr1" style:family="presentation" style:parent-style-name="Title_20__26__20_Bullets-notes">
      <style:graphic-properties draw:fill-color="#ffffff" fo:min-height="12.572cm"/>
    </style:style>
    <style:style style:name="pr2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pr3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462cm" fo:padding-top="0.141cm" fo:padding-bottom="0.141cm" fo:padding-left="0.141cm" fo:padding-right="0.141cm" fo:wrap-option="wrap"/>
    </style:style>
    <style:style style:name="P1" style:family="paragraph">
      <style:paragraph-properties fo:margin-left="0cm" fo:margin-right="0cm" fo:margin-top="0.635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6pt"/>
    </style:style>
    <style:style style:name="P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635cm" fo:margin-bottom="0cm" fo:line-height="100%" fo:text-align="start" fo:text-indent="0cm" style:punctuation-wrap="simple" style:writing-mode="lr-tb"/>
      <style:text-properties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8" style:family="paragraph">
      <style:paragraph-properties fo:margin-left="0cm" fo:margin-right="0cm" fo:margin-top="0.635cm" fo:margin-bottom="0cm" fo:line-height="100%" fo:text-align="start" fo:text-indent="0cm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54pt"/>
    </style:style>
    <style:style style:name="P12" style:family="paragraph">
      <style:paragraph-properties fo:margin-left="0cm" fo:margin-right="0cm" fo:margin-top="0.564cm" fo:margin-bottom="0cm" fo:line-height="100%" fo:text-align="start" fo:text-indent="0cm" style:punctuation-wrap="simple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Helvetica Light" fo:font-size="56pt" fo:letter-spacing="normal" fo:font-style="normal" style:text-underline-style="none" fo:font-weight="normal" style:font-name-asian="Helvetica Light" style:font-size-asian="56pt" style:font-style-asian="normal" style:font-weight-asian="normal" style:font-name-complex="Helvetica Light" style:font-size-complex="56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normal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Helvetica Light" fo:font-size="40pt" fo:letter-spacing="-0.043cm" fo:font-style="normal" style:text-underline-style="none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Helvetica Light" fo:font-size="40pt" fo:letter-spacing="-0.043cm" fo:font-style="normal" style:text-underline-style="solid" style:text-underline-width="auto" style:text-underline-color="font-color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Helvetica Light" fo:font-size="40pt" fo:letter-spacing="normal" fo:font-style="normal" style:text-underline-style="solid" style:text-underline-width="auto" style:text-underline-color="font-color" fo:font-weight="normal" style:font-name-asian="Helvetica Light" style:font-size-asian="40pt" style:font-style-asian="normal" style:font-weight-asian="normal" style:font-name-complex="Helvetica Light" style:font-size-complex="40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name-asian="Arial" style:font-size-asian="40pt" style:font-style-asian="normal" style:font-weight-asian="normal" style:font-name-complex="Arial" style:font-size-complex="40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Helvetica Light" fo:font-size="54pt" fo:letter-spacing="normal" fo:font-style="normal" style:text-underline-style="none" fo:font-weight="normal" style:font-name-asian="Helvetica Light" style:font-size-asian="54pt" style:font-style-asian="normal" style:font-weight-asian="normal" style:font-name-complex="Helvetica Light" style:font-size-complex="54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Helvetica Light" fo:font-size="36.7999992370605pt" fo:letter-spacing="-0.04cm" fo:font-style="normal" style:text-underline-style="none" fo:font-weight="normal" style:font-name-asian="Helvetica Light" style:font-size-asian="36.7999992370605pt" style:font-style-asian="normal" style:font-weight-asian="normal" style:font-name-complex="Helvetica Light" style:font-size-complex="36.7999992370605pt" style:font-style-complex="normal" style:font-weight-complex="normal"/>
    </style:style>
    <style:style style:name="T10" style:family="text">
      <style:text-properties fo:font-variant="normal" fo:text-transform="none" fo:color="#ffffff" style:text-line-through-style="none" style:text-line-through-type="none" style:text-position="92% 58%" style:font-name="Helvetica Light" fo:font-size="36.7999992370605pt" fo:letter-spacing="-0.04cm" fo:font-style="normal" style:text-underline-style="none" fo:font-weight="normal" style:font-name-asian="Helvetica Light" style:font-size-asian="36.7999992370605pt" style:font-style-asian="normal" style:font-weight-asian="normal" style:font-name-complex="Helvetica Light" style:font-size-complex="36.7999992370605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Helvetica Light" fo:font-size="36.7999992370605pt" fo:letter-spacing="normal" fo:font-style="normal" style:text-underline-style="none" fo:font-weight="normal" style:font-name-asian="Helvetica Light" style:font-size-asian="36.7999992370605pt" style:font-style-asian="normal" style:font-weight-asian="normal" style:font-name-complex="Helvetica Light" style:font-size-complex="36.799999237060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1.336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1.336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•">
        <style:list-level-properties text:space-before="1.271cm" text:min-label-width="1.336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336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29cm"/>
        <style:text-properties fo:font-family="StarSymbol" fo:color="#ffffff" fo:font-size="7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SCI-4966 Open Source Soft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" draw:layer="layout" svg:width="32.525cm" svg:height="4.023cm" svg:x="1.815cm" svg:y="12.191cm">
          <text:p text:style-name="P1"><text:span text:style-name="T2">Professor Wesley Turner</text:span></text:p>
          <text:p text:style-name="P1"><text:span text:style-name="T2">Amos Eaton 2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Licens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p text:style-name="P1"><text:span text:style-name="T3">Our Lecture Slides have <text:s/>greatly benefited from the previous classes taught by Dr. William Schroeder and Dr. Luis Ibanez at RPI, </text:span></text:p>
          <text:p text:style-name="P1"><text:span text:style-name="T3">And by Professor Mukkai Krishnamoorthy who succeeded them in teaching the course</text:span></text:p>
          <text:p text:style-name="P1"><text:span text:style-name="T3">Creative Commons (CC BY 3.0) </text:span><text:span text:style-name="T4"><text:a xlink:href="http://creativecommons.org/licenses/by/3.0/" xlink:type="simple">http://creativecommons.org/licenses/by/3.0/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4" draw:text-style-name="P3" draw:layer="layout" svg:width="18.489cm" svg:height="3.708cm" svg:x="8.205cm" svg:y="23.342cm">
          <text:p text:style-name="P1"><text:span text:style-name="T5"><text:a xlink:href="http://creativecommons.org/licenses/by/3.0/" xlink:type="simple">http://creativecommons.org/licenses/by/3.0/</text:a></text:span><text:span text:style-name="T2">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Overview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Course Objectives</text:span></text:p>
            </text:list-item>
            <text:list-item>
              <text:p text:style-name="P5"><text:span text:style-name="T3">Course Content</text:span></text:p>
            </text:list-item>
            <text:list-item>
              <text:p text:style-name="P5"><text:span text:style-name="T3">Reading List</text:span></text:p>
            </text:list-item>
            <text:list-item>
              <text:p text:style-name="P5"><text:span text:style-name="T3">Grad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ourse Objectives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Familiarize with Open Source Software Development</text:span></text:p>
            </text:list-item>
            <text:list-item>
              <text:p text:style-name="P5"><text:span text:style-name="T3">Reading and Understanding “Good” Code</text:span></text:p>
            </text:list-item>
            <text:list-item>
              <text:p text:style-name="P5"><text:span text:style-name="T3">Patch an existing Open Source Project</text:span></text:p>
            </text:list-item>
            <text:list-item>
              <text:p text:style-name="P5"><text:span text:style-name="T3">Work on a team Project</text:span></text:p>
            </text:list-item>
            <text:list-item>
              <text:p text:style-name="P5"><text:span text:style-name="T3">Aware of team dynamics including diversity issu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ourse Objectives (contd)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Be knowledgeable in at least one software stack.</text:span></text:p>
            </text:list-item>
            <text:list-item>
              <text:p text:style-name="P5"><text:span text:style-name="T3">Prepare for a new RCOS project for the following semester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ourse Cont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Foundations of Open Source (History and Licensing)</text:span></text:p>
            </text:list-item>
            <text:list-item>
              <text:p text:style-name="P5"><text:span text:style-name="T3">Software Management Tools (Version Control (git), Documentation Tools (markdown, markup), System Build, Specification and Testing, Collaborative Development</text:span></text:p>
            </text:list-item>
            <text:list-item>
              <text:p text:style-name="P5"><text:span text:style-name="T3">Software Development Tools (python, javascript node.js), Statistical computing(R, Rstudio), Databa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ourse Contents (cont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Software Applications (Web Development, Cloud Computing Platform, Mobile Applications)</text:span></text:p>
            </text:list-item>
            <text:list-item>
              <text:p text:style-name="P5"><text:span text:style-name="T2">Advanced Topics (</text:span><text:span text:style-name="T3">Open Hardware, Jupyter, Docker, TensorFlow)</text:span></text:p>
            </text:list-item>
            <text:list-item>
              <text:p text:style-name="P5"><text:span text:style-name="T3">Projec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eading List" draw:style-name="dp1" draw:master-page-name="Title_20__26__20_Bullets" presentation:presentation-page-layout-name="AL1T1">
        <draw:frame draw:name="Reading List" presentation:style-name="pr2" draw:text-style-name="P7" draw:layer="layout" svg:width="30.832cm" svg:height="5.89cm" svg:x="2.646cm" svg:y="1.129cm" presentation:class="title" presentation:user-transformed="true">
          <draw:text-box>
            <text:p text:style-name="P6"><text:span text:style-name="T6">Reading List</text:span></text:p>
          </draw:text-box>
        </draw:frame>
        <draw:frame draw:name="Look at the Material in Lectures…" presentation:style-name="pr3" draw:text-style-name="P9" draw:layer="layout" svg:width="30.832cm" svg:height="17.462cm" svg:x="2.646cm" svg:y="7.19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3">Look at the Material in Lectures</text:span></text:p>
                  </text:list-item>
                  <text:list-item>
                    <text:p text:style-name="P8"><text:span text:style-name="T3">Check out the additional resource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8"><text:span text:style-name="T3">CSCI-49XX-OpenSource/Reading-Material.m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Lab Assista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7">Byan Dieudonne dieudb@rpi.edu</text:span></text:p>
            </text:list-item>
            <text:list-item>
              <text:p text:style-name="P5"><text:span text:style-name="T7">Dan McCrevan mccred@rpi.edu</text:span></text:p>
            </text:list-item>
            <text:list-item>
              <text:p text:style-name="P5"><text:span text:style-name="T7">Adrian Collado collada@rpi.edu</text:span></text:p>
            </text:list-item>
            <text:list-item>
              <text:p text:style-name="P5"><text:span text:style-name="T7">Olivier Poulin poulio@rpi.edu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lass Format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Tuesday Lectures/Discussions</text:span></text:p>
            </text:list-item>
            <text:list-item>
              <text:p text:style-name="P5"><text:span text:style-name="T3">Friday in class labs – a mixture of programming, development, writing and discus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Class Format</text:span><text:span text:style-name="T1"><text:tab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2">
            <text:list-item>
              <text:p text:style-name="P5"><text:span text:style-name="T3">Tuesday Lectures/Discussions</text:span></text:p>
            </text:list-item>
            <text:list-item>
              <text:p text:style-name="P5"><text:span text:style-name="T3">Friday in class labs – a mixture of programming, development, writing and discus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xcept that Today is Tuesday, which will swap this all around until Presidents Day on 2/18!" draw:style-name="gr5" draw:text-style-name="P11" draw:layer="layout" svg:width="24.474cm" svg:height="12.04cm" svg:x="5.825cm" svg:y="13.831cm">
          <text:p text:style-name="P10"><text:span text:style-name="T8">Except that Today is Tuesday, which will swap this all around until Presidents Day on 2/18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Grad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3" draw:layer="layout" svg:width="32.525cm" svg:height="15.719cm" svg:x="1.815cm" svg:y="6.343cm">
          <text:list text:style-name="L6">
            <text:list-item>
              <text:p text:style-name="P12"><text:span text:style-name="T9">Quizzes 2 (22</text:span><text:span text:style-name="T10">nd</text:span><text:span text:style-name="T9"> February and 16</text:span><text:span text:style-name="T10">th</text:span><text:span text:style-name="T9"> April) 20%</text:span></text:p>
            </text:list-item>
            <text:list-item>
              <text:p text:style-name="P12"><text:span text:style-name="T9">Open Source Project Analysis 10%</text:span></text:p>
            </text:list-item>
            <text:list-item>
              <text:p text:style-name="P12"><text:span text:style-name="T9">Labs 10 – 30%</text:span></text:p>
            </text:list-item>
            <text:list-item>
              <text:p text:style-name="P12"><text:span text:style-name="T9">Project 40%</text:span></text:p>
            </text:list-item>
            <text:list-item>
              <text:p text:style-name="P12"><text:span text:style-name="T11">93 and above A; 90 and above A-; 87 and above B+; 83 and above B; 80 and above B-; 77 and above C+; 73 and above C; 70 and above C-; 67 and above D+; 60 and above D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_26__20_Bullets" presentation:presentation-page-layout-name="AL1T1">
        <draw:custom-shape draw:name="TextShape 1" draw:style-name="gr1" draw:text-style-name="P2" draw:layer="layout" svg:width="32.525cm" svg:height="2.369cm" svg:x="1.815cm" svg:y="2.158cm">
          <text:p text:style-name="P1"><text:span text:style-name="T1">Questions and Discus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Helvetica Light" svg:font-family="'Helvetica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a6aaa8" draw:end-color="#52575f" draw:start-intensity="100%" draw:end-intensity="100%" draw:angle="0" draw:border="0%"/>
    <draw:fill-image draw:name="msFillBitmap_20_1" draw:display-name="msFillBitmap 1" xlink:href="Pictures/10000000000008000000060052607F59AA66F31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_26__20_Bullets-background" style:display-name="Title &amp; Bullets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 style:shrink-to-fit="true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38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style:text-emphasize="none" style:font-relief="none" style:text-overline-style="none" style:text-overline-color="font-color" fo:hyphenate="false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start" fo:text-indent="0cm" style:punctuation-wrap="simple"/>
      <style:text-properties fo:font-variant="normal" fo:text-transform="none" fo:color="#ffffff" style:text-line-through-style="none" style:text-line-through-type="none" style:text-position="0% 100%" style:font-name="Helvetica Light" fo:font-family="'Helvetica Light'" fo:font-size="38pt" fo:letter-spacing="normal" fo:font-style="normal" style:text-underline-style="none" fo:font-weight="normal" style:font-name-asian="Helvetica Light" style:font-family-asian="'Helvetica Light'" style:font-size-asian="38pt" style:font-style-asian="normal" style:font-weight-asian="normal" style:font-name-complex="Helvetica Light" style:font-family-complex="'Helvetica Light'" style:font-size-complex="38pt" style:font-style-complex="normal" style:font-weight-complex="normal" fo:hyphenate="false"/>
    </style:style>
    <style:style style:name="Title_20__26__20_Bullets-outline5" style:display-name="Title &amp; Bullets-outline5" style:family="presentation" style:parent-style-name="Title_20__26__20_Bullets-outline4">
      <style:paragraph-properties fo:margin-top="0.1cm" fo:margin-bottom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top="0.1cm" fo:margin-bottom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top="0.1cm" fo:margin-bottom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top="0.1cm" fo:margin-bottom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top="0.1cm" fo:margin-bottom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/>
      <style:text-properties fo:font-variant="normal" fo:text-transform="none" fo:color="#ffffff" style:text-outline="false" style:text-line-through-style="none" style:text-line-through-type="none" style:text-position="0% 100%" style:font-name="Helvetica Light" fo:font-family="'Helvetica Light'" fo:font-size="40pt" fo:letter-spacing="normal" fo:font-style="normal" fo:text-shadow="none" style:text-underline-style="none" fo:font-weight="normal" style:letter-kerning="true" fo:background-color="transparent" style:font-name-asian="Helvetica Light" style:font-family-asian="'Helvetica Light'" style:font-size-asian="40pt" style:font-style-asian="normal" style:font-weight-asian="normal" style:font-name-complex="Helvetica Light" style:font-family-complex="'Helvetica Light'" style:font-size-complex="4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124cm" fo:page-height="27.093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style:shrink-to-fit="false" fo:min-height="4.524cm" fo:padding-top="0.141cm" fo:padding-bottom="0.141cm" fo:padding-left="0.141cm" fo:padding-right="0.141cm" fo:wrap-option="wrap"/>
    </style:style>
    <style:style style:name="Mpr2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3" style:family="presentation" style:parent-style-name="Title_20__26__20_Bullets-backgroundobjects">
      <style:graphic-properties draw:stroke="none" svg:stroke-width="0.035cm" draw:stroke-linejoin="miter" draw:fill="none" draw:fill-color="#ffffff" draw:textarea-vertical-align="top" draw:auto-grow-height="false" draw:fit-to-size="false" style:shrink-to-fit="false" fo:min-height="15.713cm" fo:padding-top="0.141cm" fo:padding-bottom="0.141cm" fo:padding-left="0.141cm" fo:padding-right="0.141cm" fo:wrap-option="wrap"/>
    </style:style>
    <style:style style:name="Mpr4" style:family="presentation" style:parent-style-name="Title_20__26__20_Bullet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_20__26__20_Bullet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8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7" style:family="paragraph">
      <style:paragraph-properties fo:margin-left="0cm" fo:margin-right="0cm" fo:margin-top="1.482cm" fo:margin-bottom="0cm" fo:line-height="100%" fo:text-align="start" fo:text-indent="0cm" style:writing-mode="lr-tb"/>
      <style:text-properties fo:font-size="38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Helvetica Light" fo:font-size="80pt" fo:letter-spacing="normal" fo:font-style="normal" style:text-underline-style="none" fo:font-weight="normal" style:font-name-asian="Helvetica Light" style:font-size-asian="80pt" style:font-style-asian="normal" style:font-weight-asian="normal" style:font-name-complex="Helvetica Light" style:font-size-complex="80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Helvetica Light" fo:font-size="38pt" fo:letter-spacing="normal" fo:font-style="normal" style:text-underline-style="none" fo:font-weight="normal" style:font-name-asian="Helvetica Light" style:font-size-asian="38pt" style:font-style-asian="normal" style:font-weight-asian="normal" style:font-name-complex="Helvetica Light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1.269cm"/>
        <style:text-properties fo:font-family="StarSymbol" fo:color="#ffffff" fo:font-size="75%"/>
      </text:list-level-style-bullet>
      <text:list-level-style-bullet text:level="2" text:bullet-char="•">
        <style:list-level-properties text:space-before="1.271cm" text:min-label-width="1.269cm"/>
        <style:text-properties fo:font-family="StarSymbol" fo:color="#ffffff" fo:font-size="75%"/>
      </text:list-level-style-bullet>
      <text:list-level-style-bullet text:level="3" text:bullet-char="•">
        <style:list-level-properties text:space-before="2.541cm" text:min-label-width="1.269cm"/>
        <style:text-properties fo:font-family="StarSymbol" fo:color="#ffffff" fo:font-size="75%"/>
      </text:list-level-style-bullet>
      <text:list-level-style-bullet text:level="4" text:bullet-char="•">
        <style:list-level-properties text:space-before="3.811cm" text:min-label-width="1.269cm"/>
        <style:text-properties fo:font-family="StarSymbol" fo:color="#ffffff" fo:font-size="75%"/>
      </text:list-level-style-bullet>
      <text:list-level-style-bullet text:level="5" text:bullet-char="•">
        <style:list-level-properties text:space-before="5.081cm" text:min-label-width="1.269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_26__20_Bullets" style:display-name="Title &amp; Bullets" style:page-layout-name="PM1" draw:style-name="Mdp1">
      <draw:frame draw:name="Title Text" presentation:style-name="Mpr1" draw:text-style-name="MP6" draw:layer="backgroundobjects" svg:width="30.832cm" svg:height="5.89cm" svg:x="2.646cm" svg:y="1.129cm" presentation:class="title" presentation:user-transformed="true">
        <draw:text-box>
          <text:p text:style-name="MP5"><text:span text:style-name="MT1">Title Text</text:span></text:p>
        </draw:text-box>
      </draw:frame>
      <draw:frame draw:name="Body Level One…" presentation:style-name="Mpr2" draw:text-style-name="MP8" draw:layer="backgroundobjects" svg:width="30.832cm" svg:height="17.462cm" svg:x="2.646cm" svg:y="7.197cm" presentation:class="outline" presentation:user-transformed="true">
        <draw:text-box>
          <text:list text:style-name="ML3">
            <text:list-item>
              <text:p text:style-name="MP7"><text:span text:style-name="MT2">Body Level One</text:span></text:p>
            </text:list-item>
          </text:list>
          <text:list text:style-name="ML4">
            <text:list-item>
              <text:list>
                <text:list-item>
                  <text:p text:style-name="MP7"><text:span text:style-name="MT2">Body Level Two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2">Body Level Three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2">Body Level Four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7"><text:span text:style-name="MT2">Body Level Fiv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" presentation:style-name="Mpr3" draw:text-style-name="MP9" draw:layer="backgroundobjects" svg:width="1.023cm" svg:height="1.057cm" svg:x="17.533cm" svg:y="25.682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_26__20_Bullets-title" draw:layer="backgroundobjects" svg:width="18.624cm" svg:height="10.476cm" svg:x="1.482cm" svg:y="2.123cm" presentation:class="page"/>
        <draw:frame presentation:style-name="Title_20__26_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"/>
    <meta:generator>LibreOffice/6.0.4.2$MacOSX_X86_64 LibreOffice_project/9b0d9b32d5dcda91d2f1a96dc04c645c450872bf</meta:generator>
  </office:meta>
</office:document-meta>
</file>